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>
      <style:text-properties officeooo:rsid="00069941"/>
    </style:style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>
      <style:text-properties officeooo:paragraph-rsid="00070386"/>
    </style:style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Standard">
      <style:text-properties fo:font-weight="bold" officeooo:rsid="000db571" officeooo:paragraph-rsid="000db571" style:font-weight-asian="bold" style:font-weight-complex="bold"/>
    </style:style>
    <style:style style:name="P27" style:family="paragraph" style:parent-style-name="Standard" style:list-style-name="L25"/>
    <style:style style:name="T1" style:family="text">
      <style:text-properties officeooo:rsid="00070386"/>
    </style:style>
    <style:style style:name="T2" style:family="text">
      <style:text-properties fo:language="en" fo:country="US"/>
    </style:style>
    <style:style style:name="T3" style:family="text">
      <style:text-properties officeooo:rsid="000839d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42891532" text:style-name="Outline">
        <text:list-item>
          <text:list>
            <text:list-item>
              <text:list>
                <text:list-item>
                  <text:h text:style-name="Heading_20_3" text:outline-level="3"><text:span text:style-name="Strong_20_Emphasis">Phase 1: Core Programming &amp; System Foundations</text:span> <text:span text:style-name="Emphasis">(Week 1–2)</text:span></text:h>
                </text:list-item>
              </text:list>
            </text:list-item>
          </text:list>
        </text:list-item>
      </text:list>
      <text:p text:style-name="Text_20_body"><text:span text:style-name="Strong_20_Emphasis">Topics</text:span>:</text:p>
      <text:list text:style-name="L1">
        <text:list-item>
          <text:p text:style-name="P1">Python or Scala (advanced level)</text:p>
        </text:list-item>
        <text:list-item>
          <text:p text:style-name="P1">Linux commands and shell scripting <text:span text:style-name="T1">(basics u can prepare at the end also)</text:span></text:p>
        </text:list-item>
        <text:list-item>
          <text:p text:style-name="P1">Git, GitHub</text:p>
        </text:list-item>
        <text:list-item>
          <text:p text:style-name="P1">Object-Oriented and Functional Programming</text:p>
        </text:list-item>
      </text:list>
      <text:p text:style-name="Text_20_body"><text:span text:style-name="Strong_20_Emphasis">Resources</text:span>:</text:p>
      <text:p text:style-name="Text_20_body"><text:tab/>https://leetcode.com/studyplan/30-days-of-pandas/</text:p>
      <text:list text:style-name="L2">
        <text:list-item>
          <text:p text:style-name="P2"><text:span text:style-name="T2">https://www.youtube.com/watch?v=QXeEoD0pB3E&amp;list=PLsyeobzWxl7poL9JTVyndKe62ieoN-MZ3&amp;index=3</text:span>  </text:p>
        </text:list-item>
      </text:list>
      <text:p text:style-name="Text_20_body"><text:span text:style-name="Strong_20_Emphasis">Assignment</text:span>:</text:p>
      <text:list text:style-name="L3">
        <text:list-item>
          <text:p text:style-name="P3">Build <text:span text:style-name="T3">basic ETL project using python.</text:span></text:p>
        </text:list-item>
      </text:list>
      <text:p text:style-name="Horizontal_20_Line"/>
      <text:list xml:id="list161126053934707" text:continue-list="list542891532" text:style-name="Outline">
        <text:list-item>
          <text:list>
            <text:list-item>
              <text:list>
                <text:list-item>
                  <text:h text:style-name="Heading_20_3" text:outline-level="3"><text:span text:style-name="Strong_20_Emphasis">Phase 2: SQL &amp; Relational Databases</text:span> <text:span text:style-name="Emphasis">(Week 3–4)</text:span></text:h>
                </text:list-item>
              </text:list>
            </text:list-item>
          </text:list>
        </text:list-item>
      </text:list>
      <text:p text:style-name="Text_20_body"><text:span text:style-name="Strong_20_Emphasis">Topics</text:span>:</text:p>
      <text:list text:style-name="L4">
        <text:list-item>
          <text:p text:style-name="P4">Basic SQL</text:p>
        </text:list-item>
      </text:list>
      <text:list text:style-name="L5">
        <text:list-item>
          <text:p text:style-name="P5">Advanced SQL (joins, CTEs, window functions, indexing, query optimization)</text:p>
        </text:list-item>
        <text:list-item>
          <text:p text:style-name="P5">PostgreSQL / MySQL / Snowflake</text:p>
        </text:list-item>
      </text:list>
      <text:p text:style-name="Text_20_body"><text:span text:style-name="Strong_20_Emphasis">Resources</text:span>:</text:p>
      <text:list text:style-name="L6">
        <text:list-item>
          <text:p text:style-name="P6">SQL for Data Engineers – Mode Analytics<text:line-break/>https://mode.com/sql-tutorial/</text:p>
        </text:list-item>
        <text:list-item>
          <text:p text:style-name="P6">LeetCode SQL Practice<text:line-break/>https://leetcode.com/problemset/database/</text:p>
        </text:list-item>
      </text:list>
      <text:p text:style-name="Text_20_body"><text:span text:style-name="Strong_20_Emphasis">Assignment</text:span>:</text:p>
      <text:list text:style-name="L7">
        <text:list-item>
          <text:p text:style-name="P7">Create ER diagrams and write optimized SQL queries for a sample eCommerce DB.</text:p>
        </text:list-item>
      </text:list>
      <text:p text:style-name="Horizontal_20_Line"/>
      <text:list xml:id="list161127188860589" text:continue-list="list161126053934707" text:style-name="Outline">
        <text:list-item>
          <text:list>
            <text:list-item>
              <text:list>
                <text:list-item>
                  <text:h text:style-name="Heading_20_3" text:outline-level="3"><text:s/><text:span text:style-name="Strong_20_Emphasis">Phase 3: Data Warehousing &amp; ETL Pipelines</text:span> <text:span text:style-name="Emphasis">(Week 5–6)</text:span></text:h>
                </text:list-item>
              </text:list>
            </text:list-item>
          </text:list>
        </text:list-item>
      </text:list>
      <text:p text:style-name="Text_20_body"><text:span text:style-name="Strong_20_Emphasis">Topics</text:span>:</text:p>
      <text:list text:style-name="L8">
        <text:list-item>
          <text:p text:style-name="P8">ETL vs ELT</text:p>
        </text:list-item>
        <text:list-item>
          <text:p text:style-name="P8">Data warehouse modeling (Star/Snowflake schema)</text:p>
        </text:list-item>
        <text:list-item>
          <text:p text:style-name="P8"><text:soft-page-break/>Batch processing with Apache Airflow</text:p>
        </text:list-item>
        <text:list-item>
          <text:p text:style-name="P8">CDC (Change Data Capture)</text:p>
        </text:list-item>
      </text:list>
      <text:p text:style-name="Text_20_body"><text:span text:style-name="Strong_20_Emphasis">Resources</text:span>:</text:p>
      <text:list text:style-name="L9">
        <text:list-item>
          <text:p text:style-name="P9">Airflow with Postgres &amp; Python</text:p>
        </text:list-item>
        <text:list-item>
          <text:p text:style-name="P10">dbt (data build tool)<text:line-break/>https://docs.getdbt.com/</text:p>
        </text:list-item>
      </text:list>
      <text:p text:style-name="Text_20_body"><text:span text:style-name="Strong_20_Emphasis">Assignment</text:span>:</text:p>
      <text:list text:style-name="L10">
        <text:list-item>
          <text:p text:style-name="P11">Build a full ETL pipeline: PostgreSQL → dbt transformation → Airflow scheduler.</text:p>
        </text:list-item>
      </text:list>
      <text:p text:style-name="Horizontal_20_Line"/>
      <text:list xml:id="list161126757809168" text:continue-list="list161127188860589" text:style-name="Outline">
        <text:list-item>
          <text:list>
            <text:list-item>
              <text:list>
                <text:list-item>
                  <text:h text:style-name="Heading_20_3" text:outline-level="3"><text:span text:style-name="Strong_20_Emphasis">Phase 4: Big Data Frameworks</text:span> <text:span text:style-name="Emphasis">(Week 7–9)</text:span></text:h>
                </text:list-item>
              </text:list>
            </text:list-item>
          </text:list>
        </text:list-item>
      </text:list>
      <text:p text:style-name="Text_20_body"><text:span text:style-name="Strong_20_Emphasis">Topics</text:span>:</text:p>
      <text:list text:style-name="L11">
        <text:list-item>
          <text:p text:style-name="P12">Hadoop ecosystem overview</text:p>
        </text:list-item>
        <text:list-item>
          <text:p text:style-name="P12">Apache Spark (PySpark/Scala)</text:p>
        </text:list-item>
        <text:list-item>
          <text:p text:style-name="P12">Spark SQL &amp; Spark Streaming</text:p>
        </text:list-item>
        <text:list-item>
          <text:p text:style-name="P12">DataFrames vs RDDs</text:p>
        </text:list-item>
      </text:list>
      <text:p text:style-name="Text_20_body"><text:span text:style-name="Strong_20_Emphasis">Resources</text:span>:</text:p>
      <text:list text:style-name="L12">
        <text:list-item>
          <text:p text:style-name="P13">Databricks Spark Essentials <text:line-break/>https://customer-academy.databricks.com/learn</text:p>
        </text:list-item>
      </text:list>
      <text:p text:style-name="Text_20_body"><text:span text:style-name="Strong_20_Emphasis">Assignment</text:span>:</text:p>
      <text:list text:style-name="L13">
        <text:list-item>
          <text:p text:style-name="P14">Load &amp; process large CSV/Parquet files, perform transformations using Spark.</text:p>
        </text:list-item>
      </text:list>
      <text:p text:style-name="Horizontal_20_Line"/>
      <text:list xml:id="list161126635281775" text:continue-list="list161126757809168" text:style-name="Outline">
        <text:list-item>
          <text:list>
            <text:list-item>
              <text:list>
                <text:list-item>
                  <text:h text:style-name="Heading_20_3" text:outline-level="3"><text:span text:style-name="Strong_20_Emphasis">Phase 5: Data Lakes &amp; Cloud Platforms</text:span> <text:span text:style-name="Emphasis">(Week 10–11)</text:span></text:h>
                </text:list-item>
              </text:list>
            </text:list-item>
          </text:list>
        </text:list-item>
      </text:list>
      <text:p text:style-name="Text_20_body"><text:span text:style-name="Strong_20_Emphasis">Topics</text:span>:</text:p>
      <text:list text:style-name="L14">
        <text:list-item>
          <text:p text:style-name="P15">Cloud platforms (AWS/GCP/Azure)</text:p>
        </text:list-item>
        <text:list-item>
          <text:p text:style-name="P15">Data lake (S3, GCS)</text:p>
        </text:list-item>
        <text:list-item>
          <text:p text:style-name="P15">Glue, Athena, BigQuery, Redshift, Snowflake</text:p>
        </text:list-item>
      </text:list>
      <text:p text:style-name="Text_20_body"><text:span text:style-name="Strong_20_Emphasis">Resources</text:span>:</text:p>
      <text:p text:style-name="Text_20_body"><text:tab/></text:p>
      <text:p text:style-name="Text_20_body"><text:span text:style-name="Strong_20_Emphasis">Assignment</text:span>:</text:p>
      <text:list text:style-name="L15">
        <text:list-item>
          <text:p text:style-name="P16">Set up a data lake using AWS S3 → Query with Athena → Visualize with QuickSight.</text:p>
        </text:list-item>
      </text:list>
      <text:p text:style-name="Horizontal_20_Line"><text:soft-page-break/></text:p>
      <text:list xml:id="list161126296124719" text:continue-list="list161126635281775" text:style-name="Outline">
        <text:list-item>
          <text:list>
            <text:list-item>
              <text:list>
                <text:list-item>
                  <text:h text:style-name="Heading_20_3" text:outline-level="3"><text:span text:style-name="Strong_20_Emphasis">Phase 6: Real-time Data Processing</text:span> <text:span text:style-name="Emphasis">(Week 12–13)</text:span></text:h>
                </text:list-item>
              </text:list>
            </text:list-item>
          </text:list>
        </text:list-item>
      </text:list>
      <text:p text:style-name="Text_20_body"><text:span text:style-name="Strong_20_Emphasis">Topics</text:span>:</text:p>
      <text:list text:style-name="L16">
        <text:list-item>
          <text:p text:style-name="P17">Kafka fundamentals &amp; stream processing</text:p>
        </text:list-item>
        <text:list-item>
          <text:p text:style-name="P17">Kafka Connect / Flink / Spark Streaming</text:p>
        </text:list-item>
        <text:list-item>
          <text:p text:style-name="P17">Stream ingestion &amp; processing architecture</text:p>
        </text:list-item>
      </text:list>
      <text:p text:style-name="Text_20_body"><text:span text:style-name="Strong_20_Emphasis">Resources</text:span>:</text:p>
      <text:list text:style-name="L17">
        <text:list-header>
          <text:p text:style-name="P18"/>
        </text:list-header>
      </text:list>
      <text:p text:style-name="Text_20_body"><text:span text:style-name="Strong_20_Emphasis">Assignment</text:span>:</text:p>
      <text:list text:style-name="L18">
        <text:list-item>
          <text:p text:style-name="P19">Ingest Twitter stream using Kafka, process and store in Elasticsearch.</text:p>
        </text:list-item>
      </text:list>
      <text:p text:style-name="Horizontal_20_Line"/>
      <text:list xml:id="list161127981583513" text:continue-list="list161126296124719" text:style-name="Outline">
        <text:list-item>
          <text:list>
            <text:list-item>
              <text:list>
                <text:list-item>
                  <text:h text:style-name="Heading_20_3" text:outline-level="3"><text:span text:style-name="Strong_20_Emphasis">Phase 7: Data Governance &amp; Orchestration</text:span> <text:span text:style-name="Emphasis">(Week 14–15)</text:span></text:h>
                </text:list-item>
              </text:list>
            </text:list-item>
          </text:list>
        </text:list-item>
      </text:list>
      <text:p text:style-name="Text_20_body"><text:span text:style-name="Strong_20_Emphasis">Topics</text:span>:</text:p>
      <text:list text:style-name="L19">
        <text:list-item>
          <text:p text:style-name="P20">Data cataloging (Amundsen, DataHub)</text:p>
        </text:list-item>
        <text:list-item>
          <text:p text:style-name="P20">Data lineage &amp; monitoring</text:p>
        </text:list-item>
        <text:list-item>
          <text:p text:style-name="P20">Orchestration with Airflow</text:p>
        </text:list-item>
      </text:list>
      <text:p text:style-name="Text_20_body"><text:span text:style-name="Strong_20_Emphasis">Resources</text:span>:</text:p>
      <text:list text:style-name="L20">
        <text:list-item>
          <text:p text:style-name="P21">Amundsen by Lyft</text:p>
          <text:list>
            <text:list-item>
              <text:p text:style-name="P21">https://www.amundsen.io/amundsen/</text:p>
            </text:list-item>
          </text:list>
        </text:list-item>
        <text:list-item>
          <text:p text:style-name="P21">Datahub by LinkedIn</text:p>
        </text:list-item>
      </text:list>
      <text:p text:style-name="Text_20_body"><text:span text:style-name="Strong_20_Emphasis">Assignment</text:span>:</text:p>
      <text:list text:style-name="L21">
        <text:list-item>
          <text:p text:style-name="P22">Build an orchestrated pipeline with logging, alerting, and data lineage tracking.</text:p>
        </text:list-item>
      </text:list>
      <text:p text:style-name="Horizontal_20_Line"/>
      <text:list text:continue-list="list161127981583513" text:style-name="Outline">
        <text:list-item>
          <text:list>
            <text:list-item>
              <text:list>
                <text:list-item>
                  <text:h text:style-name="Heading_20_3" text:outline-level="3"><text:span text:style-name="Strong_20_Emphasis">Phase 8: Capstone Projects &amp; System Design</text:span> <text:span text:style-name="Emphasis">(Week 16–18)</text:span></text:h>
                </text:list-item>
              </text:list>
            </text:list-item>
          </text:list>
        </text:list-item>
      </text:list>
      <text:p text:style-name="Text_20_body"><text:span text:style-name="Strong_20_Emphasis">Capstone Project Ideas</text:span>:</text:p>
      <text:list text:style-name="L22">
        <text:list-item>
          <text:p text:style-name="P23">Build a mini Uber Data Pipeline: Kafka → Spark → S3 → Redshift</text:p>
        </text:list-item>
        <text:list-item>
          <text:p text:style-name="P23">Real-time stock analytics system using WebSocket + Kafka + Spark Streaming</text:p>
        </text:list-item>
        <text:list-item>
          <text:p text:style-name="P23">Social media sentiment analysis pipeline</text:p>
        </text:list-item>
      </text:list>
      <text:p text:style-name="Text_20_body"><text:span text:style-name="Strong_20_Emphasis">Topics</text:span>:</text:p>
      <text:list text:style-name="L23">
        <text:list-item>
          <text:p text:style-name="P24"><text:soft-page-break/>Data engineer system design</text:p>
        </text:list-item>
        <text:list-item>
          <text:p text:style-name="P24">Architecture for scale: partitioning, sharding, backpressure, failover</text:p>
        </text:list-item>
      </text:list>
      <text:p text:style-name="Text_20_body"><text:span text:style-name="Strong_20_Emphasis">Resources</text:span>:</text:p>
      <text:list text:style-name="L24">
        <text:list-item>
          <text:p text:style-name="P25"/>
        </text:list-item>
      </text:list>
      <text:p text:style-name="Standard"/>
      <text:p text:style-name="Standard"/>
      <text:p text:style-name="Standard"/>
      <text:p text:style-name="P26">Project Ideas:</text:p>
      <text:p text:style-name="Standard"/>
      <text:list text:style-name="L25">
        <text:list-item>
          <text:p text:style-name="P27">Stream sales data from Kafka into Apache Spark, process it, and push live results to a Power BI / Grafana dashboard. </text:p>
        </text:list-item>
      </text:list>
      <text:p text:style-name="Standard"/>
      <text:list text:continue-numbering="true" text:style-name="L25">
        <text:list-item>
          <text:p text:style-name="P27">Stream customer purchase data from a <text:span text:style-name="Strong_20_Emphasis">Snowflake data warehouse</text:span> into a <text:span text:style-name="Strong_20_Emphasis">real-time fraud detection ML model</text:span> using <text:span text:style-name="Strong_20_Emphasis">Apache Kafka</text:span> and <text:span text:style-name="Strong_20_Emphasis">Spark Structured Streaming</text:span>. </text:p>
          <text:p text:style-name="P27"/>
        </text:list-item>
        <text:list-item>
          <text:p text:style-name="P27">Ingest real-time stock data using WebSocket → process in Spark → update a Redis cache used by a frontend app.</text:p>
          <text:p text:style-name="P27"/>
        </text:list-item>
        <text:list-item>
          <text:p text:style-name="P27">Collect logs from multiple servers → send to Kafka → process with Logstash → store in Elasticsearch → alert via Slack if errors are found.</text:p>
          <text:p text:style-name="P27"/>
        </text:list-item>
        <text:list-item>
          <text:p text:style-name="P27">Analyze customer feedback coming in real-time → push summaries and top issues to a dashboard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Endnote" style:family="paragraph" loext:hidden="true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List" style:family="paragraph" style:parent-style-name="Text_20_body" style:class="list"/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21:44:27.786729700</meta:creation-date>
    <dc:title>Simple</dc:title>
    <meta:generator>LibreOffice/25.2.4.2$Windows_X86_64 LibreOffice_project/508ff62361999404a9d3590fe47df713b5888744</meta:generator>
    <meta:editing-duration>P1DT18H34M58S</meta:editing-duration>
    <meta:editing-cycles>10</meta:editing-cycles>
    <dc:date>2025-07-29T16:11:25.677917900</dc:date>
    <meta:document-statistic meta:table-count="0" meta:image-count="0" meta:object-count="0" meta:page-count="4" meta:paragraph-count="90" meta:word-count="532" meta:character-count="3411" meta:non-whitespace-character-count="3024"/>
    <meta:template xlink:type="simple" xlink:actuate="onRequest" xlink:title="Simple" xlink:href="../../../../Program%20Files/LibreOffice/share/template/common/styles/Simple.ott" meta:date="2025-07-24T21:44:27.138959400"/>
  </office:meta>
</office:document-meta>
</file>